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5.771cm"/>
    </style:style>
    <style:style style:name="co6" style:family="table-column">
      <style:table-column-properties fo:break-before="auto" style:column-width="7.35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2.764cm" fo:break-before="auto" style:use-optimal-row-height="false"/>
    </style:style>
    <style:style style:name="ro5" style:family="table-row">
      <style:table-row-properties style:row-height="3.526cm" fo:break-before="auto" style:use-optimal-row-height="false"/>
    </style:style>
    <style:style style:name="ro6" style:family="table-row">
      <style:table-row-properties style:row-height="3.895cm" fo:break-before="auto" style:use-optimal-row-height="false"/>
    </style:style>
    <style:style style:name="ro7" style:family="table-row">
      <style:table-row-properties style:row-height="5.738cm" fo:break-before="auto" style:use-optimal-row-height="false"/>
    </style:style>
    <style:style style:name="ro8" style:family="table-row">
      <style:table-row-properties style:row-height="1.369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1.236cm" fo:break-before="auto" style:use-optimal-row-height="false"/>
    </style:style>
    <style:style style:name="ro11" style:family="table-row">
      <style:table-row-properties style:row-height="1.395cm" fo:break-before="auto" style:use-optimal-row-height="false"/>
    </style:style>
    <style:style style:name="ro12" style:family="table-row">
      <style:table-row-properties style:row-height="5.528cm" fo:break-before="auto" style:use-optimal-row-height="false"/>
    </style:style>
    <style:style style:name="ro13" style:family="table-row">
      <style:table-row-properties style:row-height="3.422cm" fo:break-before="auto" style:use-optimal-row-height="false"/>
    </style:style>
    <style:style style:name="ro14" style:family="table-row">
      <style:table-row-properties style:row-height="6.687cm" fo:break-before="auto" style:use-optimal-row-height="true"/>
    </style:style>
    <style:style style:name="ro15" style:family="table-row">
      <style:table-row-properties style:row-height="2.605cm" fo:break-before="auto" style:use-optimal-row-height="false"/>
    </style:style>
    <style:style style:name="ro16" style:family="table-row">
      <style:table-row-properties style:row-height="2.921cm" fo:break-before="auto" style:use-optimal-row-height="false"/>
    </style:style>
    <style:style style:name="ro17" style:family="table-row">
      <style:table-row-properties style:row-height="3.921cm" fo:break-before="auto" style:use-optimal-row-height="false"/>
    </style:style>
    <style:style style:name="ro18" style:family="table-row">
      <style:table-row-properties style:row-height="0.529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é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office:value-type="string">
            <text:p><text:a xlink:href="https://www.it-connect.fr/quest-ce-que-la-minification/">https://www.it-connect.fr/quest-ce-que-la-minification/</text:a></text:p>
          </table:table-cell>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office:value-type="string">
            <text:p>Appeler le lien notre page 2 « page 2 » n'est pas une bonne pratique et pénalise notre référencement.</text:p>
          </table:table-cell>
          <table:table-cell table:style-name="ce5" office:value-type="string">
            <text:p>De la même manière que les titres de nos page, donner un nom pertinent à nos liens avantagera notre site.</text:p>
          </table:table-cell>
          <table:table-cell table:style-name="ce7" office:value-type="boolean" office:boolean-value="true">
            <text:p>VRAI</text:p>
          </table:table-cell>
          <table:table-cell table:style-name="ce3" office:value-type="string">
            <text:p><text:a xlink:href="https://optimiz.me/quest-ce-quun-bon-lien-referencement-comment-reperer-les-backlinks-qualite/">https://optimiz.me/quest-ce-quun-bon-lien-referencement-comment-reperer-les-backlinks-qualite/</text:a></text:p>
          </table:table-cell>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office:value-type="string">
            <text:p>« index » et « page2 » ne sont pas des noms de fichier corrects et n'ont aucun rapport avec le contenu de leur page.</text:p>
          </table:table-cell>
          <table:table-cell table:style-name="ce3" office:value-type="string">
            <text:p>Modifier le nom de nos fichiers html pour que le contenu de la page colle avec celui-ci ce qui améliorera notre référencement.</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office:value-type="string">
            <text:p>Il y a bien assez d'endroits pour placer nos mots clés entre la balise « description » notre titre de page, nos URLs, les textes de notre page et particulièrement nos titres, nous pouvons largement placer de manière « naturelle » nos mots clés.</text:p>
          </table:table-cell>
          <table:table-cell table:style-name="ce7" office:value-type="boolean" office:boolean-value="true">
            <text:p>VRAI</text:p>
          </table:table-cell>
          <table:table-cell table:style-name="ce3" office:value-type="string">
            <text:p>https://optimiz.me/choix-des-mots-cles-pour-le-referencement/</text:p>
          </table:table-cell>
          <table:table-cell table:number-columns-repeated="1018"/>
        </table:table-row>
        <table:table-row table:style-name="ro8">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9">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office:value-type="string">
            <text:p><text:a xlink:href="https://blog.atalan.fr/placeholder-et-accessibilite/">https://blog.atalan.fr/placeholder-et-accessibilite/</text:a></text:p>
          </table:table-cell>
          <table:table-cell table:number-columns-repeated="1018"/>
        </table:table-row>
        <table:table-row table:style-name="ro10">
          <table:table-cell table:style-name="ce3" office:value-type="string">
            <text:p>Seo</text:p>
          </table:table-cell>
          <table:table-cell table:style-name="ce3" office:value-type="string">
            <text:p>aucun des inputs de la 2e page n'était inclus dans sa balise « label »</text:p>
          </table:table-cell>
          <table:table-cell table:style-name="ce3" table:number-columns-repeated="2"/>
          <table:table-cell table:style-name="ce7" office:value-type="boolean" office:boolean-value="true">
            <text:p>VRAI</text:p>
          </table:table-cell>
          <table:table-cell table:style-name="ce3"/>
          <table:table-cell table:number-columns-repeated="1018"/>
        </table:table-row>
        <table:table-row table:style-name="ro11">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office:value-type="string">
            <text:p><text:a xlink:href="https://www.definitions-seo.com/definition-de-balise-meta-keywords/">https://www.definitions-seo.com/definition-de-balise-meta-keywords/</text:a></text:p>
          </table:table-cell>
          <table:table-cell table:number-columns-repeated="1018"/>
        </table:table-row>
        <table:table-row table:style-name="ro12">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3">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office:value-type="string">
            <text:p><text:a xlink:href="https://www.definitions-seo.com/definition-de-balise-meta-description/#:~:text=La%20balise%20meta%20Description%20est,pas%20d'être%20mieux%20classé…">https://www.definitions-seo.com/definition-de-balise-meta-description/#:~:text=La%20balise%20meta%20Description%20est,pas%20d'%C3%AAtre%20mieux%20class%C3%A9%E2%80%A6</text:a></text:p>
          </table:table-cell>
          <table:table-cell table:number-columns-repeated="1018"/>
        </table:table-row>
        <table:table-row table:style-name="ro14">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office:value-type="string">
            <text:p>https://www.oscar-referencement.com/astuces-optimiser-images-referencement-naturel/</text:p>
          </table:table-cell>
          <table:table-cell table:number-columns-repeated="1018"/>
        </table:table-row>
        <table:table-row table:style-name="ro15">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office:value-type="string">
            <text:p><text:a xlink:href="https://la-webeuse.com/lien-dans-le-footer/">https://la-webeuse.com/lien-dans-le-footer/</text:a></text:p>
          </table:table-cell>
          <table:table-cell table:number-columns-repeated="1018"/>
        </table:table-row>
        <table:table-row table:style-name="ro16">
          <table:table-cell table:style-name="ce3" office:value-type="string">
            <text:p>Accessibilité</text:p>
          </table:table-cell>
          <table:table-cell table:style-name="ce3" office:value-type="string">
            <text:p>La taille et la couleur de nos textes n'est pas adaptée à beaucoup d'endroits</text:p>
          </table:table-cell>
          <table:table-cell table:style-name="ce3" office:value-type="string">
            <text:p>La tailles ainsi que la couleur de nos textes sont très importantes. <text:s/>Elles permettent aux utilisateurs malvoyants de pouvoir lire notre contenu.</text:p>
          </table:table-cell>
          <table:table-cell table:style-name="ce3" office:value-type="string">
            <text:p>Utiliser des tailles de textes lisibles et accorder la couleur de nos textes avec leur fond de façon à avoir un contraste qui respecte les règles du WCAG</text:p>
          </table:table-cell>
          <table:table-cell table:style-name="ce8" office:value-type="boolean" office:boolean-value="false">
            <text:p>FAUX</text:p>
          </table:table-cell>
          <table:table-cell table:style-name="ce3" office:value-type="string">
            <text:p><text:a xlink:href="https://www.tanaguru.com/contrastes-couleurs-regles-accessibilite/">https://www.tanaguru.com/contrastes-couleurs-regles-accessibilite/</text:a></text:p>
          </table:table-cell>
          <table:table-cell table:number-columns-repeated="1018"/>
        </table:table-row>
        <table:table-row table:style-name="ro17">
          <table:table-cell table:style-name="ce3" office:value-type="string">
            <text:p>Seo</text:p>
          </table:table-cell>
          <table:table-cell table:style-name="ce3" office:value-type="string">
            <text:p>Les liens vers nos réseaux sociaux sont en fait dirigés vers notre page d'acceuil</text:p>
          </table:table-cell>
          <table:table-cell table:style-name="ce3" office:value-type="string">
            <text:p>Les liens de nos réseau sociaux vont tous vers notre page d'accueil ce qui peut être considéré comme « spammy » et donc faire chuter notre référencement.</text:p>
          </table:table-cell>
          <table:table-cell table:style-name="ce3" office:value-type="string">
            <text:p>Il serait conseillé de créer un page sur chacun de ces réseaux sociaux une page de l'agence. Cela améliorerai le référencement du site mais nous rapporterai également plus de trafic.</text:p>
          </table:table-cell>
          <table:table-cell table:style-name="ce8" office:value-type="boolean" office:boolean-value="false">
            <text:p>FAUX</text:p>
          </table:table-cell>
          <table:table-cell table:style-name="ce3" office:value-type="string">
            <text:p>https://www.darwin-agency.com/blog/seo/presence-sur-les-reseaux-sociaux-et-seo-quel-lien/#:~:text=Un%20lien%20existe%20bien%20entre%20les%20r%C3%A9seaux%20sociaux%20et%20le%20SEO&amp;text=L'animation%20et%20la%20gestion,marque%2C%20entreprise%20et%20site%20Internet.</text:p>
          </table:table-cell>
          <table:table-cell table:number-columns-repeated="1018"/>
        </table:table-row>
        <table:table-row table:style-name="ro1" table:number-rows-repeated="30">
          <table:table-cell table:style-name="ce3" table:number-columns-repeated="6"/>
          <table:table-cell table:number-columns-repeated="1018"/>
        </table:table-row>
        <table:table-row table:style-name="ro1" table:number-rows-repeated="952">
          <table:table-cell table:number-columns-repeated="1024"/>
        </table:table-row>
        <table:table-row table:style-name="ro18" table:number-rows-repeated="1047575">
          <table:table-cell table:number-columns-repeated="1024"/>
        </table:table-row>
        <table:table-row table:style-name="ro1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6">06/05/2021</text:date>, <text:time>04:34:3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6T04:34:36.32</dc:date>
    <dc:creator>Gabriel MOUCHETTE</dc:creator>
    <meta:generator>OpenOffice/4.1.7$Win32 OpenOffice.org_project/417m1$Build-9800</meta:generator>
    <meta:editing-duration>PT11H46M57S</meta:editing-duration>
    <meta:editing-cycles>9</meta:editing-cycles>
    <meta:document-statistic meta:table-count="1" meta:cell-count="98" meta:object-count="0"/>
  </office:meta>
</office:document-meta>
</file>